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KLUG" svg:font-family="LKLUG"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Standard">
      <style:paragraph-properties fo:margin-top="0cm" fo:margin-bottom="0.499cm" loext:contextual-spacing="false"/>
      <style:text-properties officeooo:paragraph-rsid="0018182a"/>
    </style:style>
    <style:style style:name="P2" style:family="paragraph" style:parent-style-name="Text_20_body">
      <style:text-properties loext:padding="0cm" loext:border="none"/>
    </style:style>
    <style:style style:name="P3" style:family="paragraph" style:parent-style-name="Text_20_body">
      <style:text-properties officeooo:paragraph-rsid="0018182a"/>
    </style:style>
    <style:style style:name="P4" style:family="paragraph" style:parent-style-name="Text_20_body">
      <style:text-properties fo:background-color="#fff200"/>
    </style:style>
    <style:style style:name="P5" style:family="paragraph" style:parent-style-name="Text_20_body">
      <style:text-properties officeooo:paragraph-rsid="001af8c3"/>
    </style:style>
    <style:style style:name="P6" style:family="paragraph" style:parent-style-name="Text_20_body">
      <style:paragraph-properties fo:margin-left="0cm" fo:margin-right="0cm" fo:margin-top="0.265cm" fo:margin-bottom="0.265cm" loext:contextual-spacing="false" fo:text-align="start" style:justify-single-word="false" fo:text-indent="0cm" style:auto-text-indent="false"/>
    </style:style>
    <style:style style:name="P7" style:family="paragraph" style:parent-style-name="Text_20_body">
      <style:paragraph-properties fo:margin-left="0cm" fo:margin-right="0cm" fo:margin-top="0.265cm" fo:margin-bottom="0.265cm" loext:contextual-spacing="false" fo:text-align="start" style:justify-single-word="false" fo:text-indent="0cm" style:auto-text-indent="false"/>
      <style:text-properties officeooo:paragraph-rsid="001af8c3"/>
    </style:style>
    <style:style style:name="P8" style:family="paragraph" style:parent-style-name="Text_20_body">
      <style:paragraph-properties fo:margin-left="0cm" fo:margin-right="0cm" fo:margin-top="0.265cm" fo:margin-bottom="0.053cm" loext:contextual-spacing="false" fo:text-align="start" style:justify-single-word="false" fo:text-indent="0cm" style:auto-text-indent="false"/>
      <style:text-properties officeooo:paragraph-rsid="001af8c3"/>
    </style:style>
    <style:style style:name="P9" style:family="paragraph" style:parent-style-name="Text_20_body">
      <style:paragraph-properties fo:margin-left="0cm" fo:margin-right="0cm" fo:margin-top="0.265cm" fo:margin-bottom="0.053cm" loext:contextual-spacing="false" fo:text-align="start" style:justify-single-word="false" fo:text-indent="0cm" style:auto-text-indent="false"/>
      <style:text-properties officeooo:paragraph-rsid="001af8c3" fo:background-color="#fff200"/>
    </style:style>
    <style:style style:name="P10" style:family="paragraph" style:parent-style-name="Text_20_body">
      <style:paragraph-properties fo:margin-top="0.265cm" fo:margin-bottom="0.265cm" loext:contextual-spacing="false" fo:text-align="center" style:justify-single-word="false"/>
    </style:style>
    <style:style style:name="P11" style:family="paragraph" style:parent-style-name="Text_20_body">
      <style:paragraph-properties fo:margin-top="0.265cm" fo:margin-bottom="0.053cm" loext:contextual-spacing="false" fo:text-align="center" style:justify-single-word="false"/>
    </style:style>
    <style:style style:name="P12" style:family="paragraph" style:parent-style-name="Table_20_Contents">
      <style:text-properties style:font-name="aakar" fo:font-size="10pt" style:font-size-asian="10pt" style:font-size-complex="10pt"/>
    </style:style>
    <style:style style:name="T1" style:family="text">
      <style:text-properties officeooo:rsid="0018182a"/>
    </style:style>
    <style:style style:name="T2" style:family="text">
      <style:text-properties loext:padding="0cm" loext:border="none"/>
    </style:style>
    <style:style style:name="fr1" style:family="graphic" style:parent-style-name="Frame">
      <style:graphic-properties fo:margin-left="0cm" fo:margin-right="0cm" fo:margin-top="0cm" fo:margin-bottom="0.529cm" style:wrap="right" style:number-wrapped-paragraphs="no-limit" style:vertical-pos="top" style:vertical-rel="paragraph-content" style:horizontal-pos="left" style:horizontal-rel="paragraph" fo:padding="0cm" fo:border="none" loext:rel-width-rel="paragraph"/>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 and Learn to Use Curl on Ubuntu 18.04</text:h>
      <text:p text:style-name="Standard"><text:a xlink:type="simple" xlink:href="https://linuxhint.com/install-curl-on-ubuntu-18-04/" text:style-name="Internet_20_link" text:visited-style-name="Visited_20_Internet_20_Link"/></text:p>
      <text:p text:style-name="Standard"/>
      <text:p text:style-name="P1"><draw:frame draw:style-name="fr1" draw:name="Frame1" text:anchor-type="paragraph" svg:width="0.041cm" style:rel-width="100%" draw:z-index="0"><draw:text-box fo:min-height="0.041cm"><text:section text:style-name="Sect1" text:name="google_ads_iframe_/1254144/linuxhint_com-medrectangle-3_0__container__"><text:p text:style-name="P2"><text:bookmark text:name="ezoic-pub-ad-placeholder-115"/></text:p></text:section></draw:text-box></draw:frame><draw:frame draw:style-name="fr1" draw:name="Frame2" text:anchor-type="paragraph" svg:width="0.041cm" style:rel-width="100%" draw:z-index="1"><draw:text-box fo:min-height="0.041cm"><text:p text:style-name="Standard"><text:bookmark text:name="ezoic-pub-ad-placeholder-116"/><text:a xlink:type="simple" xlink:href="https://linuxhint.com/install-curl-on-ubuntu-18-04/" text:style-name="Internet_20_link" text:visited-style-name="Visited_20_Internet_20_Link">https://linuxhint.com/install-curl-on-ubuntu-18-04/</text:a></text:p></draw:text-box></draw:frame>CURL is a command line utility to make HTTP requests and get data from web servers. It is used to automate HTTP requests to web servers. CURL is just a tool to get data and manipulate HTTP requests. Once you get the data, you can pipe it to any other programs to do any sort of data parsing depending on your need. These days CURL is also used to test REST APIs (Application Programming Interfaces). As it is very lightweight and can easily be found on any Linux distribution, it is widely used to perform different tasks.</text:p>
      <text:p text:style-name="P1">In this article, I will show you how to install and use CURL on Ubuntu 18.04 Bionic Beaver. Let’s get started.</text:p>
      <text:p text:style-name="P1"><text:span text:style-name="Strong_20_Emphasis">Installing CURL</text:span></text:p>
      <text:p text:style-name="P3"><draw:frame draw:style-name="fr1" draw:name="Frame3" text:anchor-type="paragraph" svg:width="0.041cm" style:rel-width="100%" draw:z-index="2"><draw:text-box fo:min-height="0.041cm"><text:p text:style-name="Text_20_body"><text:bookmark text:name="ezoic-pub-ad-placeholder-117"/></text:p></draw:text-box></draw:frame>First update the package repository cache of your Ubuntu machine with the following command:</text:p>
      <text:p text:style-name="P3">$ sudo apt-get update</text:p>
      <text:p text:style-name="P6">The package repository cache should be updated.</text:p>
      <text:p text:style-name="Text_20_body">CURL is available in the official package repository of Ubuntu 18.04 Bionic Beaver.</text:p>
      <text:p text:style-name="Text_20_body">You can run the following command to install CURL on Ubuntu 18.04:</text:p>
      <text:p text:style-name="P3">$ sudo apt-get install curl</text:p>
      <text:p text:style-name="P3">CURL should be installed.</text:p>
      <text:p text:style-name="P3"/>
      <table:table table:name="Table1" table:style-name="Table1">
        <table:table-column table:style-name="Table1.A"/>
        <table:table-row>
          <table:table-cell table:style-name="Table1.A1" office:value-type="string">
            <text:p text:style-name="P12">ermao@ermao-ThinkPad-T510:~$ sudo apt-get update</text:p>
            <text:p text:style-name="P12">[sudo] password for ermao: </text:p>
            <text:p text:style-name="P12">Get:1 http://security.ubuntu.com/ubuntu bionic-security InRelease [83.2 kB]</text:p>
            <text:p text:style-name="P12">Hit:2 http://ca.archive.ubuntu.com/ubuntu bionic InRelease <text:s text:c="20"/></text:p>
            <text:p text:style-name="P12">Get:3 http://ca.archive.ubuntu.com/ubuntu bionic-updates InRelease [88.7 kB] <text:s text:c="2"/></text:p>
            <text:p text:style-name="P12">Get:4 http://security.ubuntu.com/ubuntu bionic-security/main amd64 DEP-11 Metadata [204 B]</text:p>
            <text:p text:style-name="P12">Get:5 http://security.ubuntu.com/ubuntu bionic-security/universe amd64 DEP-11 Metadata [9,408 B]</text:p>
            <text:p text:style-name="P12">Get:6 http://security.ubuntu.com/ubuntu bionic-security/universe DEP-11 64x64 Icons [16.3 kB]</text:p>
            <text:p text:style-name="P12">Get:7 http://ca.archive.ubuntu.com/ubuntu bionic-backports InRelease [74.6 kB] </text:p>
            <text:p text:style-name="P12">Get:8 http://ca.archive.ubuntu.com/ubuntu bionic-updates/main amd64 DEP-11 Metadata [185 kB]</text:p>
            <text:p text:style-name="P12">Get:9 http://ca.archive.ubuntu.com/ubuntu bionic-updates/main DEP-11 48x48 Icons [44.5 kB]</text:p>
            <text:p text:style-name="P12">Get:10 http://ca.archive.ubuntu.com/ubuntu bionic-updates/main DEP-11 64x64 Icons [86.2 kB]</text:p>
            <text:p text:style-name="P12">Get:11 http://ca.archive.ubuntu.com/ubuntu bionic-updates/universe amd64 DEP-11 Metadata [191 kB]</text:p>
            <text:p text:style-name="P12">Get:12 http://ca.archive.ubuntu.com/ubuntu bionic-updates/universe DEP-11 48x48 Icons [187 kB]</text:p>
            <text:p text:style-name="P12">Get:13 http://ca.archive.ubuntu.com/ubuntu bionic-updates/universe DEP-11 64x64 Icons [308 kB]</text:p>
            <text:p text:style-name="P12"><text:soft-page-break/>Get:14 http://ca.archive.ubuntu.com/ubuntu bionic-updates/multiverse amd64 DEP-11 Metadata [2,464 B]</text:p>
            <text:p text:style-name="P12">Get:15 http://ca.archive.ubuntu.com/ubuntu bionic-backports/universe amd64 DEP-11 Metadata [5,104 B]</text:p>
            <text:p text:style-name="P12">Fetched 1,281 kB in 3s (404 kB/s) <text:s text:c="40"/></text:p>
            <text:p text:style-name="P12">Reading package lists... Done</text:p>
            <text:p text:style-name="P12">ermao@ermao-ThinkPad-T510:~$ sudo apt-get install curl</text:p>
            <text:p text:style-name="P12">Reading package lists... Done</text:p>
            <text:p text:style-name="P12">Building dependency tree <text:s text:c="6"/></text:p>
            <text:p text:style-name="P12">Reading state information... Done</text:p>
            <text:p text:style-name="P12">The following additional packages will be installed:</text:p>
            <text:p text:style-name="P12"><text:s text:c="2"/>libcurl4</text:p>
            <text:p text:style-name="P12">The following NEW packages will be installed:</text:p>
            <text:p text:style-name="P12"><text:s text:c="2"/>curl libcurl4</text:p>
            <text:p text:style-name="P12">0 upgraded, 2 newly installed, 0 to remove and 8 not upgraded.</text:p>
            <text:p text:style-name="P12">Need to get 373 kB of archives.</text:p>
            <text:p text:style-name="P12">After this operation, 1,036 kB of additional disk space will be used.</text:p>
            <text:p text:style-name="P12">Do you want to continue? [Y/n] y</text:p>
            <text:p text:style-name="P12">Get:1 http://ca.archive.ubuntu.com/ubuntu bionic-updates/main amd64 libcurl4 amd64 7.58.0-2ubuntu3.3 [214 kB]</text:p>
            <text:p text:style-name="P12">Get:2 http://ca.archive.ubuntu.com/ubuntu bionic-updates/main amd64 curl amd64 7.58.0-2ubuntu3.3 [159 kB]</text:p>
            <text:p text:style-name="P12">Fetched 373 kB in 1s (520 kB/s)</text:p>
            <text:p text:style-name="P12">Selecting previously unselected package libcurl4:amd64.</text:p>
            <text:p text:style-name="P12">(Reading database ... 164746 files and directories currently installed.)</text:p>
            <text:p text:style-name="P12">Preparing to unpack .../libcurl4_7.58.0-2ubuntu3.3_amd64.deb ...</text:p>
            <text:p text:style-name="P12">Unpacking libcurl4:amd64 (7.58.0-2ubuntu3.3) ...</text:p>
            <text:p text:style-name="P12">Selecting previously unselected package curl.</text:p>
            <text:p text:style-name="P12">Preparing to unpack .../curl_7.58.0-2ubuntu3.3_amd64.deb ...</text:p>
            <text:p text:style-name="P12">Unpacking curl (7.58.0-2ubuntu3.3) ...</text:p>
            <text:p text:style-name="P12">Setting up libcurl4:amd64 (7.58.0-2ubuntu3.3) ...</text:p>
            <text:p text:style-name="P12">Processing triggers for libc-bin (2.27-3ubuntu1) ...</text:p>
            <text:p text:style-name="P12">Processing triggers for man-db (2.8.3-2ubuntu0.1) ...</text:p>
            <text:p text:style-name="P12">Setting up curl (7.58.0-2ubuntu3.3) ...</text:p>
            <text:p text:style-name="P12">ermao@ermao-ThinkPad-T510:~$ </text:p>
          </table:table-cell>
        </table:table-row>
      </table:table>
      <text:p text:style-name="P3"/>
      <text:h text:style-name="Heading_20_3" text:outline-level="3"><text:span text:style-name="Strong_20_Emphasis">Using CURL</text:span></text:h>
      <text:p text:style-name="Text_20_body">In this section of the article, I will show you how to use CURL to different HTTP related tasks.</text:p>
      <text:h text:style-name="Heading_20_4" text:outline-level="4">Checking a URL with CURL</text:h>
      <text:p text:style-name="Text_20_body">You can check whether a URL is valid or not with CURL.</text:p>
      <text:p text:style-name="P8">You can run the following command to check whether a URL for example https://www.google.com is valid or not.</text:p>
      <text:p text:style-name="P9">$ curl https://www.google.com</text:p>
      <text:p text:style-name="Text_20_body">As you can see from the screenshot below, a lot of texts are displayed on the terminal. It means the URL https://www.google.com is valid.</text:p>
      <text:p text:style-name="Text_20_body">I ran the following command just to show you how a bad URL looks like.</text:p>
      <text:p text:style-name="P4">$ curl http://notfound.notfound</text:p>
      <text:p text:style-name="Text_20_body"/>
      <text:p text:style-name="P7"><text:soft-page-break/>As you can see from the screenshot below, it says Could not resolve host. It means the URL is not valid.</text:p>
      <text:p text:style-name="P7"><text:span text:style-name="Strong_20_Emphasis">Downloading a Webpage with CURL</text:span><text:bookmark text:name="ezoic-pub-ad-placeholder-141"/></text:p>
      <text:p text:style-name="Text_20_body">You can download a webpage from a URL using CURL.</text:p>
      <text:p text:style-name="Text_20_body">The format of the command is:</text:p>
      <text:p text:style-name="Text_20_body">$ curl -o FILENAME URL</text:p>
      <text:p text:style-name="Text_20_body">Here, FILENAME is the name or path of the file where you want to save the downloaded webpage. URL is the location or address of the webpage.</text:p>
      <text:p text:style-name="Text_20_body">Let’s say you want to download the official webpage of CURL and save it as curl-official.html file. Run the following command to do that:</text:p>
      <text:p text:style-name="P5">$ curl -o curl-official.html <text:a xlink:type="simple" xlink:href="https://curl.haxx.se/docs/httpscripting.html" text:style-name="Internet_20_link" text:visited-style-name="Visited_20_Internet_20_Link">https://curl.haxx.se/docs/httpscripting.html</text:a></text:p>
      <text:p text:style-name="P5">The webpage is downloaded.</text:p>
      <text:p text:style-name="Text_20_body">As you can see from the output of ls command, the webpage is save in curl-official.html file.</text:p>
      <text:p text:style-name="Text_20_body">You can also open the file with a web browser as you can see from the screenshot below.</text:p>
      <text:p text:style-name="Text_20_body"/>
      <text:h text:style-name="Heading_20_3" text:outline-level="3"><text:span text:style-name="Strong_20_Emphasis">Downloading a File with CURL</text:span></text:h>
      <text:p text:style-name="Text_20_body">You can also download a File from the internet using CURL. CURL is one of the best command line file downloaders. CURL also supports resumed downloads.<text:bookmark text:name="ezoic-pub-ad-placeholder-160"/></text:p>
      <text:p text:style-name="Text_20_body">The format of the CURL command for downloading a file from the internet is:</text:p>
      <text:p text:style-name="Text_20_body">$ curl -O FILE_URL</text:p>
      <text:p text:style-name="Text_20_body">Here FILE_URL is the link to the file you wish to download. The -O option saves the file with the same name as it is in the remote web server.</text:p>
      <text:p text:style-name="Text_20_body">For example, let’s say you want to download the source code of Apache HTTP server from the internet with CURL. You would run the following command:</text:p>
      <text:p text:style-name="Text_20_body">$ curl -O http://www-eu.apache.org/dist//httpd/httpd-2.4.29.tar.gz</text:p>
      <text:p text:style-name="Text_20_body"/>
      <text:p text:style-name="Text_20_body">The file is being downloaded.</text:p>
      <text:p text:style-name="Text_20_body"/>
      <text:p text:style-name="Text_20_body">The file is downloaded to the current working directory.</text:p>
      <text:p text:style-name="Text_20_body"/>
      <text:p text:style-name="Text_20_body"><text:soft-page-break/>You can see in the marked section of the output of the ls command below, the http-2.4.29.tar.gz file I just downloaded.</text:p>
      <text:p text:style-name="Text_20_body"/>
      <text:p text:style-name="Text_20_body">If you want to save the file with a different name from that in the remote web server, you just run the command as follows.</text:p>
      <text:p text:style-name="Text_20_body">$ curl -o apache-server.tar.gz http://www-eu.apache.org/dist//httpd/httpd-2.4.29.tar.gz</text:p>
      <text:p text:style-name="Text_20_body"><text:bookmark text:name="ezoic-pub-ad-placeholder-140"/></text:p>
      <text:p text:style-name="Text_20_body">The download is complete.</text:p>
      <text:p text:style-name="Text_20_body"/>
      <text:p text:style-name="Text_20_body">As you can see from the marked section of the output of ls command below, the file is saved in a different name.</text:p>
      <text:p text:style-name="Text_20_body"/>
      <text:h text:style-name="Heading_20_3" text:outline-level="3"><text:span text:style-name="Strong_20_Emphasis">Resuming Downloads with CURL</text:span></text:h>
      <text:p text:style-name="Text_20_body">You can resume failed downloads as well with CURL. This is what makes CURL one of the best command line downloaders.</text:p>
      <text:p text:style-name="Text_20_body">If you used -O option to download a file with CURL and it failed, you run the following command to resume it again.</text:p>
      <text:p text:style-name="Text_20_body">$ curl -C - -O YOUR_DOWNLOAD_LINK</text:p>
      <text:p text:style-name="Text_20_body">Here YOUR_DOWNLOAD_LINK is the URL of the file that you tried to download with CURL but it failed.</text:p>
      <text:p text:style-name="Text_20_body">Let’s say you were trying to download Apache HTTP Server source archive and your network got disconnected half way, and you want to resume the download again.</text:p>
      <text:p text:style-name="Text_20_body"><text:bookmark text:name="ezoic-pub-ad-placeholder-139"/></text:p>
      <text:p text:style-name="Text_20_body">Run the following command to resume the download with CURL:</text:p>
      <text:p text:style-name="Text_20_body">$ curl -C - -O http://www-eu.apache.org/dist//httpd/httpd-2.4.29.tar.gz</text:p>
      <text:p text:style-name="Text_20_body"/>
      <text:p text:style-name="Text_20_body">The download is resumed.</text:p>
      <text:p text:style-name="Text_20_body"/>
      <text:p text:style-name="Text_20_body">If you’ve saved the file with a different name than that is in the remote web server, then you should run the command as follows:</text:p>
      <text:p text:style-name="Text_20_body">$ curl -C - -o FILENAME DOWNLOAD_LINK</text:p>
      <text:p text:style-name="Text_20_body"><text:soft-page-break/>Here FILENAME is the name of the file you defined for the download. Remember the FILENAME should match with the filename you tried to save the download as when the download failed.</text:p>
      <text:h text:style-name="Heading_20_4" text:outline-level="4">Limit the Download Speed with CURL</text:h>
      <text:p text:style-name="Text_20_body">You may have a single internet connection connected to the Wi-Fi router that everyone of your family or office is using. If you download a big file with CURL then, other members of the same network may have problems when they try to use the internet.</text:p>
      <text:p text:style-name="Text_20_body">You can limit the download speed with CURL if you want.</text:p>
      <text:p text:style-name="Text_20_body">The format of the command is:</text:p>
      <text:p text:style-name="Text_20_body">$ curl --limit-rate DOWNLOAD_SPEED -O DOWNLOAD_LINK</text:p>
      <text:p text:style-name="Text_20_body">Here DOWNLOAD_SPEED is the speed at which you want to download the file.</text:p>
      <text:p text:style-name="Text_20_body">Let’s say you want the download speed to be 10KB, run the following command to do that:</text:p>
      <text:p text:style-name="Text_20_body">$ curl --limit-rate 10K -O http://www-eu.apache.org/dist//httpd/httpd-2.4.29.tar.gz</text:p>
      <text:p text:style-name="Text_20_body"/>
      <text:p text:style-name="Text_20_body">As you can see, the speed is being limited to 10 Kilo Bytes (KB) which is equal to almost 10000 bytes (B).</text:p>
      <text:p text:style-name="Text_20_body"/>
      <text:h text:style-name="Heading_20_3" text:outline-level="3"><text:span text:style-name="Strong_20_Emphasis">Getting HTTP Header Information Using CURL</text:span></text:h>
      <text:p text:style-name="Text_20_body">When you’re working with REST APIs or developing websites, you may need to check the HTTP headers of a certain URL to make sure your API or website is sending out the HTTP headers you want. You can do that with CURL.</text:p>
      <text:p text:style-name="Text_20_body">You can run the following command to get the header information of https://www.google.com:</text:p>
      <text:p text:style-name="Text_20_body">$ curl -I https://www.google.com</text:p>
      <text:p text:style-name="Text_20_body"/>
      <text:p text:style-name="Text_20_body">As you can see from the screenshot below, all the HTTP response headers of https://www.google.com is listed.</text:p>
      <text:p text:style-name="Text_20_body"/>
      <text:p text:style-name="Text_20_body">That’s how you install and use CURL on Ubuntu 18.04 Bionic Beaver. Thanks for reading this artic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KLUG" svg:font-family="LKLUG"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8T12:43:19.837085066</meta:creation-date>
    <dc:date>2018-10-28T16:49:11.155096214</dc:date>
    <meta:editing-duration>PT3H55M40S</meta:editing-duration>
    <meta:editing-cycles>2</meta:editing-cycles>
    <meta:generator>LibreOffice/6.0.6.2$Linux_X86_64 LibreOffice_project/00m0$Build-2</meta:generator>
    <meta:document-statistic meta:table-count="1" meta:image-count="0" meta:object-count="0" meta:page-count="5" meta:paragraph-count="119" meta:word-count="1335" meta:character-count="8873" meta:non-whitespace-character-count="7580"/>
  </office:meta>
</office:document-meta>
</file>